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JmsListenerEndpoint.getMessage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msListenerEndpoint.getEndpoin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JmsListenerEndpoint.setMessageListener( @ Nullable MessageListener messag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msListenerEndpoint.createMessageListener( MessageListenerContainer 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